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JetBrains Mono1" svg:font-family="'JetBrains Mono'"/>
    <style:font-face style:name="Lato Extended" svg:font-family="'Lato Extended', Lato, 'Helvetica Neue', Helvetica, Arial, sans-serif"/>
    <style:font-face style:name="Lato Extended1" svg:font-family="'Lato Extended', Lato, 'Helvetica Neue', Helvetica, 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4981" officeooo:paragraph-rsid="00224981"/>
    </style:style>
    <style:style style:name="P2" style:family="paragraph" style:parent-style-name="Standard">
      <loext:graphic-properties draw:fill="solid" draw:fill-color="#131314"/>
      <style:paragraph-properties fo:background-color="#131314" fo:padding="0in" fo:border="none" style:shadow="none"/>
      <style:text-properties officeooo:rsid="00224981" officeooo:paragraph-rsid="00224981"/>
    </style:style>
    <style:style style:name="P3" style:family="paragraph" style:parent-style-name="Standard">
      <style:text-properties officeooo:rsid="00224981" officeooo:paragraph-rsid="002502c7"/>
    </style:style>
    <style:style style:name="P4" style:family="paragraph" style:parent-style-name="Standard">
      <loext:graphic-properties draw:fill="solid" draw:fill-color="#131314"/>
      <style:paragraph-properties fo:background-color="#131314" fo:padding="0in" fo:border="none" style:shadow="none"/>
      <style:text-properties officeooo:rsid="00224981" officeooo:paragraph-rsid="002502c7"/>
    </style:style>
    <style:style style:name="P5" style:family="paragraph" style:parent-style-name="Standard">
      <style:text-properties fo:font-variant="normal" fo:text-transform="none" fo:color="#2d3b45" loext:opacity="100%" style:font-name="Lato Extended1" fo:font-size="12pt" fo:letter-spacing="normal" fo:font-style="normal" fo:font-weight="normal" officeooo:rsid="0023df47" officeooo:paragraph-rsid="0023df47" style:font-size-asian="12pt" style:font-size-complex="12pt"/>
    </style:style>
    <style:style style:name="P6" style:family="paragraph" style:parent-style-name="Standard">
      <loext:graphic-properties draw:fill="solid" draw:fill-color="#131314"/>
      <style:paragraph-properties fo:background-color="#131314" fo:padding="0in" fo:border="none" style:shadow="none"/>
      <style:text-properties fo:font-variant="normal" fo:text-transform="none" fo:color="#2d3b45" loext:opacity="100%" style:font-name="Lato Extended1" fo:font-size="12pt" fo:letter-spacing="normal" fo:font-style="normal" fo:font-weight="normal" officeooo:rsid="0023df47" officeooo:paragraph-rsid="0023df47" style:font-size-asian="12pt" style:font-size-complex="12pt"/>
    </style:style>
    <style:style style:name="P7" style:family="paragraph" style:parent-style-name="Standard">
      <style:text-properties fo:font-variant="normal" fo:text-transform="none" fo:color="#2d3b45" loext:opacity="100%" style:font-name="Lato Extended1" fo:font-size="12pt" fo:letter-spacing="normal" fo:font-style="normal" fo:font-weight="normal" officeooo:rsid="00248e09" officeooo:paragraph-rsid="00248e09" style:font-size-asian="12pt" style:font-size-complex="12pt"/>
    </style:style>
    <style:style style:name="P8" style:family="paragraph" style:parent-style-name="Standard">
      <loext:graphic-properties draw:fill="solid" draw:fill-color="#131314"/>
      <style:paragraph-properties fo:background-color="#131314" fo:padding="0in" fo:border="none" style:shadow="none"/>
      <style:text-properties fo:font-variant="normal" fo:text-transform="none" fo:color="#2d3b45" loext:opacity="100%" style:font-name="Lato Extended1" fo:font-size="12pt" fo:letter-spacing="normal" fo:font-style="normal" fo:font-weight="normal" officeooo:rsid="00248e09" officeooo:paragraph-rsid="00248e09" style:font-size-asian="12pt" style:font-size-complex="12pt"/>
    </style:style>
    <style:style style:name="P9" style:family="paragraph" style:parent-style-name="Standard">
      <style:text-properties officeooo:rsid="00248e09" officeooo:paragraph-rsid="00248e09"/>
    </style:style>
    <style:style style:name="P10" style:family="paragraph" style:parent-style-name="Standard">
      <style:paragraph-properties fo:text-align="center" style:justify-single-word="false"/>
      <style:text-properties style:font-name="Lato Extended1" fo:font-size="12pt" officeooo:paragraph-rsid="0020478a" style:font-size-asian="12pt" style:font-size-complex="12pt"/>
    </style:style>
    <style:style style:name="P11" style:family="paragraph" style:parent-style-name="Standard">
      <style:paragraph-properties fo:text-align="center" style:justify-single-word="false"/>
      <style:text-properties style:font-name="Lato Extended1" fo:font-size="12pt" officeooo:rsid="0020a45a" officeooo:paragraph-rsid="0020a45a" style:font-size-asian="12pt" style:font-size-complex="12pt"/>
    </style:style>
    <style:style style:name="P12" style:family="paragraph" style:parent-style-name="Standard">
      <style:paragraph-properties fo:text-align="start" style:justify-single-word="false"/>
      <style:text-properties style:font-name="Lato Extended1" fo:font-size="12pt" officeooo:rsid="0020a45a" officeooo:paragraph-rsid="0020a45a" style:font-size-asian="12pt" style:font-size-complex="12pt"/>
    </style:style>
    <style:style style:name="P13" style:family="paragraph" style:parent-style-name="Standard">
      <style:text-properties style:font-name="Lato Extended1" fo:font-size="12pt" officeooo:paragraph-rsid="0020a45a" style:font-size-asian="12pt" style:font-size-complex="12pt"/>
    </style:style>
    <style:style style:name="P14" style:family="paragraph" style:parent-style-name="Standard">
      <style:text-properties style:font-name="Lato Extended1" fo:font-size="12pt" officeooo:rsid="0023df47" officeooo:paragraph-rsid="0023df47" style:font-size-asian="12pt" style:font-size-complex="12pt"/>
    </style:style>
    <style:style style:name="P15" style:family="paragraph" style:parent-style-name="Standard">
      <style:text-properties style:font-name="Lato Extended1" fo:font-size="12pt" officeooo:rsid="0023df47" officeooo:paragraph-rsid="00248e09" style:font-size-asian="12pt" style:font-size-complex="12pt"/>
    </style:style>
    <style:style style:name="P16" style:family="paragraph" style:parent-style-name="Standard">
      <style:text-properties style:font-name="Lato Extended1" fo:font-size="12pt" officeooo:paragraph-rsid="001cfca0" style:font-size-asian="12pt" style:font-size-complex="12pt"/>
    </style:style>
    <style:style style:name="P17" style:family="paragraph" style:parent-style-name="Standard">
      <loext:graphic-properties draw:fill="solid" draw:fill-color="#131314"/>
      <style:paragraph-properties fo:background-color="#131314" fo:padding="0in" fo:border="none" style:shadow="none"/>
      <style:text-properties style:font-name="Lato Extended1" fo:font-size="12pt" officeooo:paragraph-rsid="001cfca0" style:font-size-asian="12pt" style:font-size-complex="12pt"/>
    </style:style>
    <style:style style:name="P18" style:family="paragraph" style:parent-style-name="Standard">
      <style:text-properties style:font-name="Lato Extended1" fo:font-size="12pt" officeooo:paragraph-rsid="0023df47" style:font-size-asian="12pt" style:font-size-complex="12pt"/>
    </style:style>
    <style:style style:name="P19" style:family="paragraph" style:parent-style-name="Standard">
      <style:text-properties style:font-name="Lato Extended1" fo:font-size="12pt" officeooo:rsid="00248e09" officeooo:paragraph-rsid="00248e09" style:font-size-asian="12pt" style:font-size-complex="12pt"/>
    </style:style>
    <style:style style:name="P20" style:family="paragraph" style:parent-style-name="Standard">
      <loext:graphic-properties draw:fill="solid" draw:fill-color="#131314"/>
      <style:paragraph-properties fo:background-color="#131314" fo:padding="0in" fo:border="none" style:shadow="none"/>
      <style:text-properties style:font-name="Lato Extended1" fo:font-size="12pt" officeooo:rsid="00248e09" officeooo:paragraph-rsid="00248e09" style:font-size-asian="12pt" style:font-size-complex="12pt"/>
    </style:style>
    <style:style style:name="P21" style:family="paragraph" style:parent-style-name="Standard">
      <style:text-properties officeooo:rsid="002502c7" officeooo:paragraph-rsid="002502c7"/>
    </style:style>
    <style:style style:name="P22" style:family="paragraph" style:parent-style-name="Standard">
      <loext:graphic-properties draw:fill="solid" draw:fill-color="#131314"/>
      <style:paragraph-properties fo:background-color="#131314" fo:padding="0in" fo:border="none" style:shadow="none"/>
      <style:text-properties officeooo:rsid="002502c7" officeooo:paragraph-rsid="002502c7"/>
    </style:style>
    <style:style style:name="T1" style:family="text">
      <style:text-properties fo:font-variant="normal" fo:text-transform="none" fo:color="#2d3b45" loext:opacity="100%" style:font-name="Lato Extended" fo:font-size="12pt" fo:letter-spacing="normal" fo:font-style="normal" fo:font-weight="normal"/>
    </style:style>
    <style:style style:name="T2" style:family="text">
      <style:text-properties fo:font-variant="normal" fo:text-transform="none" fo:color="#2d3b45" loext:opacity="100%" style:font-name="Lato Extended" fo:font-size="12pt" fo:letter-spacing="normal" fo:font-style="normal" fo:font-weight="normal" officeooo:rsid="002502c7"/>
    </style:style>
    <style:style style:name="T3" style:family="text">
      <style:text-properties fo:font-variant="normal" fo:text-transform="none" fo:color="#2d3b45" loext:opacity="100%" fo:letter-spacing="normal" fo:font-style="normal" fo:font-weight="normal"/>
    </style:style>
    <style:style style:name="T4" style:family="text">
      <style:text-properties fo:font-variant="normal" fo:text-transform="none" fo:color="#2d3b45" loext:opacity="100%" fo:letter-spacing="normal" fo:font-style="normal" fo:font-weight="normal" officeooo:rsid="0020a45a"/>
    </style:style>
    <style:style style:name="T5" style:family="text">
      <style:text-properties fo:font-variant="normal" fo:text-transform="none" fo:color="#2d3b45" loext:opacity="100%" fo:letter-spacing="normal" fo:font-style="normal" fo:font-weight="normal" officeooo:rsid="0023df47"/>
    </style:style>
    <style:style style:name="T6" style:family="text">
      <style:text-properties fo:font-variant="normal" fo:text-transform="none" fo:color="#2d3b45" loext:opacity="100%" fo:letter-spacing="normal" fo:font-style="normal" fo:font-weight="normal" style:font-style-asian="normal" style:font-weight-asian="normal"/>
    </style:style>
    <style:style style:name="T7" style:family="text">
      <style:text-properties fo:font-variant="normal" fo:text-transform="none" fo:color="#2d3b45" loext:opacity="100%" fo:letter-spacing="normal" fo:font-style="normal" fo:font-weight="normal" officeooo:rsid="00248e09" style:font-style-asian="normal" style:font-weight-asian="normal"/>
    </style:style>
    <style:style style:name="T8" style:family="text">
      <style:text-properties fo:font-variant="normal" fo:text-transform="none" fo:color="#ebebeb" loext:opacity="100%" style:font-name="JetBrains Mono1" fo:font-size="10pt" fo:letter-spacing="normal" fo:font-style="normal" fo:font-weight="normal" style:font-size-asian="10pt" style:font-style-asian="normal" style:font-weight-asian="normal"/>
    </style:style>
    <style:style style:name="T9" style:family="text">
      <style:text-properties fo:font-variant="normal" fo:text-transform="none" fo:color="#ed864a" loext:opacity="100%" style:font-name="JetBrains Mono1" fo:font-size="10pt" fo:letter-spacing="normal" fo:font-style="normal" fo:font-weight="normal" style:font-size-asian="10pt" style:font-style-asian="normal" style:font-weight-asian="normal"/>
    </style:style>
    <style:style style:name="T10" style:family="text">
      <style:text-properties fo:font-variant="normal" fo:text-transform="none" fo:color="#ed864a" loext:opacity="100%" style:font-name="JetBrains Mono" fo:font-size="10pt" fo:letter-spacing="normal" fo:font-style="normal" fo:font-weight="normal" style:font-size-asian="10pt" style:font-style-asian="normal" style:font-weight-asian="normal"/>
    </style:style>
    <style:style style:name="T11" style:family="text">
      <style:text-properties fo:font-variant="normal" fo:text-transform="none" fo:color="#ed864a" loext:opacity="100%" fo:letter-spacing="normal" fo:font-style="normal" fo:font-weight="normal" style:font-style-asian="normal" style:font-weight-asian="normal"/>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style="normal" fo:font-weight="normal" style:font-style-asian="normal" style:font-weight-asian="normal"/>
    </style:style>
    <style:style style:name="T14" style:family="text">
      <style:text-properties fo:font-variant="normal" fo:text-transform="none" fo:color="#7ec3e6" loext:opacity="100%" style:font-name="JetBrains Mono1" fo:font-size="10pt" fo:letter-spacing="normal" fo:font-style="normal" fo:font-weight="normal" style:font-size-asian="10pt" style:font-style-asian="normal" style:font-weight-asian="normal"/>
    </style:style>
    <style:style style:name="T15" style:family="text">
      <style:text-properties fo:font-variant="normal" fo:text-transform="none" fo:color="#7ec3e6" loext:opacity="100%" style:font-name="JetBrains Mono1" fo:font-size="10pt" fo:letter-spacing="normal" fo:font-style="normal" fo:font-weight="normal" officeooo:rsid="002502c7" style:font-size-asian="10pt" style:font-style-asian="normal" style:font-weight-asian="normal"/>
    </style:style>
    <style:style style:name="T16" style:family="text">
      <style:text-properties fo:color="#ebebeb" loext:opacity="100%" style:font-name="JetBrains Mono" fo:font-size="10pt" fo:font-style="normal" fo:font-weight="normal" style:font-size-asian="10pt" style:font-style-asian="normal" style:font-weight-asian="normal"/>
    </style:style>
    <style:style style:name="T17" style:family="text">
      <style:text-properties fo:color="#ebebeb" loext:opacity="100%" style:font-name="JetBrains Mono" fo:font-size="10pt" style:font-size-asian="10pt" style:font-style-asian="normal" style:font-weight-asian="normal"/>
    </style:style>
    <style:style style:name="T18" style:family="text">
      <style:text-properties fo:color="#ebebeb" loext:opacity="100%" style:font-style-asian="normal" style:font-weight-asian="normal"/>
    </style:style>
    <style:style style:name="T19" style:family="text">
      <style:text-properties fo:color="#ebebeb" loext:opacity="100%" fo:font-style="normal" fo:font-weight="normal" style:font-style-asian="normal" style:font-weight-asian="normal"/>
    </style:style>
    <style:style style:name="T20" style:family="text">
      <style:text-properties fo:color="#aa4926" loext:opacity="100%" style:font-name="JetBrains Mono" fo:font-size="10pt" fo:font-style="normal" fo:font-weight="normal" style:font-size-asian="10pt" style:font-style-asian="normal" style:font-weight-asian="normal"/>
    </style:style>
    <style:style style:name="T21" style:family="text">
      <style:text-properties fo:color="#aa4926" loext:opacity="100%" style:font-style-asian="normal" style:font-weight-asian="normal"/>
    </style:style>
    <style:style style:name="T22" style:family="text">
      <style:text-properties fo:color="#aa4926" loext:opacity="100%" fo:font-style="normal" fo:font-weight="normal" style:font-style-asian="normal" style:font-weight-asian="normal"/>
    </style:style>
    <style:style style:name="T23" style:family="text">
      <style:text-properties fo:color="#33ccff" loext:opacity="100%" style:font-name="JetBrains Mono" fo:font-size="10pt" fo:font-style="normal" fo:font-weight="bold" style:font-size-asian="10pt" style:font-style-asian="normal" style:font-weight-asian="bold"/>
    </style:style>
    <style:style style:name="T24" style:family="text">
      <style:text-properties fo:color="#33ccff" loext:opacity="100%" fo:font-weight="bold" style:font-style-asian="normal" style:font-weight-asian="bold"/>
    </style:style>
    <style:style style:name="T25" style:family="text">
      <style:text-properties fo:color="#33ccff" loext:opacity="100%" fo:font-style="normal" fo:font-weight="bold" style:font-style-asian="normal" style:font-weight-asian="bold"/>
    </style:style>
    <style:style style:name="T26" style:family="text">
      <style:text-properties fo:color="#ed864a" loext:opacity="100%" style:font-name="JetBrains Mono" fo:font-size="10pt" fo:font-style="normal" fo:font-weight="bold" style:font-size-asian="10pt" style:font-style-asian="normal" style:font-weight-asian="bold"/>
    </style:style>
    <style:style style:name="T27" style:family="text">
      <style:text-properties fo:color="#ed864a" loext:opacity="100%" style:font-name="JetBrains Mono" fo:font-size="10pt" fo:font-style="normal" fo:font-weight="normal" style:font-size-asian="10pt" style:font-style-asian="normal" style:font-weight-asian="normal"/>
    </style:style>
    <style:style style:name="T28" style:family="text">
      <style:text-properties fo:color="#ed864a" loext:opacity="100%" style:font-name="JetBrains Mono" fo:font-size="10pt" style:font-size-asian="10pt" style:font-style-asian="normal" style:font-weight-asian="normal"/>
    </style:style>
    <style:style style:name="T29" style:family="text">
      <style:text-properties fo:color="#ed864a" loext:opacity="100%" style:font-name="JetBrains Mono" fo:font-size="10pt" fo:font-weight="bold" style:font-size-asian="10pt" style:font-style-asian="normal" style:font-weight-asian="bold"/>
    </style:style>
    <style:style style:name="T30" style:family="text">
      <style:text-properties fo:color="#ed864a" loext:opacity="100%" style:font-style-asian="normal" style:font-weight-asian="normal"/>
    </style:style>
    <style:style style:name="T31" style:family="text">
      <style:text-properties fo:color="#ed864a" loext:opacity="100%" fo:font-weight="bold" style:font-style-asian="normal" style:font-weight-asian="bold"/>
    </style:style>
    <style:style style:name="T32" style:family="text">
      <style:text-properties fo:color="#ed864a" loext:opacity="100%" fo:font-style="normal" fo:font-weight="bold" style:font-style-asian="normal" style:font-weight-asian="bold"/>
    </style:style>
    <style:style style:name="T33" style:family="text">
      <style:text-properties fo:color="#ed864a" loext:opacity="100%" fo:font-style="normal" fo:font-weight="normal" style:font-style-asian="normal" style:font-weight-asian="normal"/>
    </style:style>
    <style:style style:name="T34" style:family="text">
      <style:text-properties fo:color="#54b33e" loext:opacity="100%" style:font-name="JetBrains Mono" fo:font-size="10pt" fo:font-style="normal" fo:font-weight="normal" style:font-size-asian="10pt" style:font-style-asian="normal" style:font-weight-asian="normal"/>
    </style:style>
    <style:style style:name="T35" style:family="text">
      <style:text-properties fo:color="#7ec3e6" loext:opacity="100%" style:font-name="JetBrains Mono" fo:font-size="10pt" fo:font-style="normal" fo:font-weight="normal" style:font-size-asian="10pt" style:font-style-asian="normal" style:font-weight-asian="normal"/>
    </style:style>
    <style:style style:name="T36" style:family="text">
      <style:text-properties fo:color="#7ec3e6" loext:opacity="100%" style:font-style-asian="normal" style:font-weight-asian="normal"/>
    </style:style>
    <style:style style:name="T37" style:family="text">
      <style:text-properties fo:color="#7ec3e6" loext:opacity="100%" fo:font-style="normal" fo:font-weight="normal" style:font-style-asian="normal" style:font-weight-asian="normal"/>
    </style:style>
    <style:style style:name="T38" style:family="text">
      <style:text-properties fo:color="#ffcf40" loext:opacity="100%" style:font-name="JetBrains Mono" fo:font-size="10pt" fo:font-style="normal" fo:font-weight="normal" style:font-size-asian="10pt" style:font-style-asian="normal" style:font-weight-asian="normal"/>
    </style:style>
    <style:style style:name="T39" style:family="text">
      <style:text-properties fo:color="#ffcf40" loext:opacity="100%" style:font-name="JetBrains Mono" fo:font-size="10pt" style:font-size-asian="10pt" style:font-style-asian="normal" style:font-weight-asian="normal"/>
    </style:style>
    <style:style style:name="T40" style:family="text">
      <style:text-properties fo:color="#ffcf40" loext:opacity="100%" style:font-style-asian="normal" style:font-weight-asian="normal"/>
    </style:style>
    <style:style style:name="T41" style:family="text">
      <style:text-properties fo:color="#ffcf40" loext:opacity="100%" fo:font-style="normal" fo:font-weight="normal" style:font-style-asian="normal" style:font-weight-asian="normal"/>
    </style:style>
    <style:style style:name="T42" style:family="text">
      <style:text-properties fo:color="#ffffff" loext:opacity="100%" style:font-name="JetBrains Mono" fo:font-size="10pt" fo:font-style="normal" fo:font-weight="normal" style:font-size-asian="10pt" style:font-style-asian="normal" style:font-weight-asian="normal"/>
    </style:style>
    <style:style style:name="T43" style:family="text">
      <style:text-properties fo:color="#ffffff" loext:opacity="100%" style:font-name="JetBrains Mono" fo:font-size="10pt" style:font-size-asian="10pt" style:font-style-asian="normal" style:font-weight-asian="normal"/>
    </style:style>
    <style:style style:name="T44" style:family="text">
      <style:text-properties fo:color="#ffffff" loext:opacity="100%" style:font-style-asian="normal" style:font-weight-asian="normal"/>
    </style:style>
    <style:style style:name="T45" style:family="text">
      <style:text-properties fo:color="#ffffff" loext:opacity="100%" fo:font-style="normal" fo:font-weight="normal" style:font-style-asian="normal" style:font-weight-asian="normal"/>
    </style:style>
    <style:style style:name="T46" style:family="text">
      <style:text-properties fo:color="#8888c6" loext:opacity="100%" style:font-name="JetBrains Mono" fo:font-size="10pt" fo:font-style="normal" fo:font-weight="normal" style:font-size-asian="10pt" style:font-style-asian="normal" style:font-weight-asian="normal"/>
    </style:style>
    <style:style style:name="T47" style:family="text">
      <style:text-properties fo:color="#8888c6" loext:opacity="100%" style:font-style-asian="normal" style:font-weight-asian="normal"/>
    </style:style>
    <style:style style:name="T48" style:family="text">
      <style:text-properties officeooo:rsid="00248e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text:p>
      <text:p text:style-name="P11"><text:span text:style-name="T3">Documentation for Spectral Clustering Final Project</text:span></text:p>
      <text:p text:style-name="P11"><text:span text:style-name="T3">Eric Mann</text:span></text:p>
      <text:p text:style-name="P11"><text:span text:style-name="T3"/></text:p>
      <text:p text:style-name="P12"><text:span text:style-name="T3"/></text:p>
      <text:p text:style-name="P12"><text:span text:style-name="T3">This Project is about using the spectral clustering method to partition a set of data into k components based on the similarity of the data points to each other. This method unlike regular K-Means makes no assumption about the shape of the clusters whereas K-Means assumes the clusters are concave and so all clusters look like circles and cannot identify uniquely shaped data. The biggest con of spectral clustering is that it requires the finding of the k smallest eigenvectors of an n x n matrix which becomes computationally expensive as n increases. </text:span></text:p>
      <text:p text:style-name="P12"><text:span text:style-name="T3"/></text:p>
      <text:p text:style-name="P12"><text:span text:style-name="T3"/></text:p>
      <text:p text:style-name="P13"><text:span text:style-name="T4">Lines 1-12 are simply about importing the necessary libraries, </text:span><text:span text:style-name="T5">the libraries used were numpy, sklearn.datasets, sklearn.cluster, and matplotlib</text:span><text:span text:style-name="T4"> setting our formatting options for the terminal box and choosing the data to be clustered. </text:span></text:p>
      <text:p text:style-name="P13"><text:span text:style-name="T4"/></text:p>
      <text:p text:style-name="P14"><text:span text:style-name="T4">A</text:span><text:span text:style-name="T3">t the beginning of the code I wrote,</text:span></text:p>
      <text:p text:style-name="P16"><text:span text:style-name="T3">np.set_printoptions(linewidth=120, suppress=True, formatter={'float': '{: 0.2f}'.format}), </text:span><text:span text:style-name="T5">which set the formatting for the terminal box for better viewing with only showing 2 decimal places and allowing for more horizontal printing room. This was helpful for my toy dataset of 15 vectors but not very helpful with 400.</text:span></text:p>
      <text:p text:style-name="P16"><text:span text:style-name="T3"/></text:p>
      <text:p text:style-name="P18"><text:span text:style-name="T4">I used the make_circles function from sklearn.datasets to generate 2 rings of randomly generated points one inside the other.</text:span></text:p>
      <text:p text:style-name="P16"><text:span text:style-name="T3">data, notused = sklearn.datasets.make_circles(n_samples=300, shuffle=True, noise=0.05, random_state=None, factor=0.5)</text:span></text:p>
      <text:p text:style-name="P16"><text:span text:style-name="T3"/></text:p>
      <text:p text:style-name="P17"><text:span text:style-name="T10">import </text:span><text:span text:style-name="T16">numpy </text:span><text:span text:style-name="T27">as </text:span><text:span text:style-name="T16">np</text:span><text:line-break/><text:span text:style-name="T27">from </text:span><text:span text:style-name="T16">sklearn.cluster </text:span><text:span text:style-name="T27">import </text:span><text:span text:style-name="T16">KMeans</text:span><text:line-break/><text:span text:style-name="T27">import </text:span><text:span text:style-name="T16">sklearn.datasets</text:span><text:line-break/><text:span text:style-name="T27">import </text:span><text:span text:style-name="T16">matplotlib.pyplot </text:span><text:span text:style-name="T27">as </text:span><text:span text:style-name="T16">plt</text:span><text:line-break/><text:line-break/><text:span text:style-name="T35">#Symmetric Normalized Spectral Clustering according to Ng, Jordan, and Weiss (2002)</text:span><text:line-break/><text:line-break/><text:span text:style-name="T35"># Round all output to 2 decimal paces for better readability</text:span><text:line-break/><text:span text:style-name="T16">np.set_printoptions(</text:span><text:span text:style-name="T20">linewidth</text:span><text:span text:style-name="T16">=</text:span><text:span text:style-name="T23">120</text:span><text:span text:style-name="T26">, </text:span><text:span text:style-name="T20">suppress</text:span><text:span text:style-name="T16">=</text:span><text:span text:style-name="T27">True</text:span><text:span text:style-name="T26">, </text:span><text:span text:style-name="T20">formatter</text:span><text:span text:style-name="T16">={</text:span><text:span text:style-name="T34">'float'</text:span><text:span text:style-name="T16">: </text:span><text:span text:style-name="T34">'{: 0.2f}'</text:span><text:span text:style-name="T16">.format})</text:span><text:line-break/><text:line-break/><text:span text:style-name="T35">#Data to Cluster</text:span><text:line-break/><text:span text:style-name="T16">data</text:span><text:span text:style-name="T26">, </text:span><text:span text:style-name="T16">notused = sklearn.datasets.make_circles(</text:span><text:span text:style-name="T20">n_samples</text:span><text:span text:style-name="T16">=</text:span><text:span text:style-name="T23">300</text:span><text:span text:style-name="T26">, </text:span><text:span text:style-name="T20">shuffle</text:span><text:span text:style-name="T16">=</text:span><text:span text:style-name="T27">True</text:span><text:span text:style-name="T26">, </text:span><text:span text:style-name="T20">noise</text:span><text:span text:style-name="T16">=</text:span><text:span text:style-name="T23">0.05</text:span><text:span text:style-name="T26">, </text:span><text:span text:style-name="T20">random_state</text:span><text:span text:style-name="T16">=</text:span><text:span text:style-name="T27">None</text:span><text:span text:style-name="T26">, </text:span><text:span text:style-name="T20">factor</text:span><text:span text:style-name="T16">=</text:span><text:span text:style-name="T23">0.5</text:span><text:span text:style-name="T16">)</text:span></text:p>
      <text:p text:style-name="P16"><text:span text:style-name="T3"/></text:p>
      <text:p text:style-name="P14"><text:span text:style-name="T3">In summary my code is arranged as such:</text:span></text:p>
      <text:p text:style-name="P14"><text:span text:style-name="T3"/></text:p>
      <text:p text:style-name="P14"><text:span text:style-name="T3">start main()</text:span></text:p>
      <text:p text:style-name="P14"><text:span text:style-name="T3">L_sym function</text:span></text:p>
      <text:p text:style-name="P14"><text:span text:style-name="T3">U function</text:span></text:p>
      <text:p text:style-name="P14"><text:span text:style-name="T3">print function</text:span></text:p>
      <text:p text:style-name="P14"><text:span text:style-name="T3">Spectral Clustering</text:span></text:p>
      <text:p text:style-name="P14"><text:span text:style-name="T3">K-Means Clustering</text:span></text:p>
      <text:p text:style-name="P14"><text:span text:style-name="T3">Visualization</text:span></text:p>
      <text:p text:style-name="P5">call main(data, k)</text:p>
      <text:p text:style-name="P5"/>
      <text:p text:style-name="P5"><text:soft-page-break/></text:p>
      <text:p text:style-name="P7">Our Main Function with parameters data and k (k for number of clusters):</text:p>
      <text:p text:style-name="P7"/>
      <text:p text:style-name="P8"><text:span text:style-name="T28">def </text:span><text:span text:style-name="T39">main</text:span><text:span text:style-name="T17">(</text:span><text:span text:style-name="T43">data</text:span><text:span text:style-name="T29">, </text:span><text:span text:style-name="T43">k</text:span><text:span text:style-name="T17">):</text:span></text:p>
      <text:p text:style-name="P5"/>
      <text:p text:style-name="P5">L_sym <text:span text:style-name="T48">(Lines 17-41)</text:span>: </text:p>
      <text:p text:style-name="P5"/>
      <text:p text:style-name="P6"><text:span text:style-name="T30">def </text:span><text:span text:style-name="T40">construct_L_sym</text:span><text:span text:style-name="T18">(</text:span><text:span text:style-name="T44">data</text:span><text:span text:style-name="T18">):</text:span><text:line-break/><text:span text:style-name="T18"> <text:s text:c="3"/>n = </text:span><text:span text:style-name="T47">len</text:span><text:span text:style-name="T18">(</text:span><text:span text:style-name="T44">data</text:span><text:span text:style-name="T18">)</text:span><text:line-break/><text:span text:style-name="T18"> <text:s text:c="3"/>W = np.empty([n</text:span><text:span text:style-name="T31">, </text:span><text:span text:style-name="T18">n])</text:span><text:line-break/><text:span text:style-name="T18"> <text:s text:c="3"/>omega = </text:span><text:span text:style-name="T24">0.1</text:span><text:line-break/><text:line-break/><text:span text:style-name="T24"> <text:s text:c="2"/></text:span><text:span text:style-name="T30">for </text:span><text:span text:style-name="T18">i </text:span><text:span text:style-name="T30">in </text:span><text:span text:style-name="T47">range</text:span><text:span text:style-name="T18">(n):</text:span><text:line-break/><text:span text:style-name="T18"> <text:s text:c="10"/></text:span><text:span text:style-name="T30">for </text:span><text:span text:style-name="T18">j </text:span><text:span text:style-name="T30">in </text:span><text:span text:style-name="T47">range</text:span><text:span text:style-name="T18">(n):</text:span><text:line-break/><text:span text:style-name="T18"> <text:s text:c="13"/></text:span><text:span text:style-name="T30">if </text:span><text:span text:style-name="T18">i != j:</text:span><text:line-break/><text:span text:style-name="T18"> <text:s text:c="16"/>W[i</text:span><text:span text:style-name="T31">, </text:span><text:span text:style-name="T18">j] = np.exp(-np.linalg.norm(</text:span><text:span text:style-name="T44">data</text:span><text:span text:style-name="T18">[i] - </text:span><text:span text:style-name="T44">data</text:span><text:span text:style-name="T18">[j]) ** </text:span><text:span text:style-name="T24">2 </text:span><text:span text:style-name="T18">/ (</text:span><text:span text:style-name="T24">2 </text:span><text:span text:style-name="T18">* omega ** </text:span><text:span text:style-name="T24">2</text:span><text:span text:style-name="T18">))</text:span><text:line-break/><text:span text:style-name="T18"> <text:s text:c="11"/><text:tab/></text:span><text:span text:style-name="T30">else</text:span><text:span text:style-name="T18">:</text:span><text:line-break/><text:span text:style-name="T18"> <text:s text:c="16"/>W[i</text:span><text:span text:style-name="T31">, </text:span><text:span text:style-name="T18">j] = </text:span><text:span text:style-name="T24">0</text:span><text:line-break/><text:line-break/><text:span text:style-name="T24"> <text:s text:c="2"/></text:span><text:span text:style-name="T36">#Constructing D Diagonal Matrix</text:span><text:line-break/><text:span text:style-name="T36"> <text:s text:c="6"/></text:span><text:span text:style-name="T18">D = np.diag(W.sum(</text:span><text:span text:style-name="T21">axis</text:span><text:span text:style-name="T18">=</text:span><text:span text:style-name="T24">1</text:span><text:span text:style-name="T18">))</text:span><text:line-break/><text:line-break/><text:span text:style-name="T18"> <text:s text:c="6"/></text:span><text:span text:style-name="T36">#Laplacian Matrix = Diagonal Matrix - Weighted Adjacency Matrix</text:span><text:line-break/><text:span text:style-name="T36"> <text:s text:c="6"/></text:span><text:span text:style-name="T18">L = D - W</text:span><text:line-break/><text:line-break/><text:span text:style-name="T18"> <text:s text:c="6"/></text:span><text:span text:style-name="T36">#Symmetrically Normalized Laplacian MAtrix = (D^-(0.5)) * L * (D)^-(0.5))</text:span><text:line-break/><text:span text:style-name="T36"> <text:s text:c="6"/></text:span><text:span text:style-name="T18">D_inv_sqrt = np.diag(</text:span><text:span text:style-name="T24">1 </text:span><text:span text:style-name="T18">/ np.sqrt(D.diagonal()))</text:span><text:line-break/><text:span text:style-name="T18"> <text:s text:c="6"/>L_sym = np.matmul(D_inv_sqrt</text:span><text:span text:style-name="T31">, </text:span><text:span text:style-name="T18">np.matmul(L</text:span><text:span text:style-name="T31">, </text:span><text:span text:style-name="T18">D_inv_sqrt))</text:span><text:line-break/><text:span text:style-name="T18"> <text:s text:c="6"/></text:span><text:span text:style-name="T30">return </text:span><text:span text:style-name="T18">L_sym</text:span><text:line-break/><text:line-break/><text:span text:style-name="T18">L_sym = construct_L_sym(</text:span><text:span text:style-name="T44">data</text:span><text:span text:style-name="T18">)</text:span></text:p>
      <text:p text:style-name="P5"/>
      <text:p text:style-name="P5">Create an empty n x n matrix W and set omega,</text:p>
      <text:p text:style-name="P5">fill W by passing all the data into 2 for loops to generate the pairwise values for all data points. I know there are built in function for this that could have increased efficiency but for this code I <text:span text:style-name="T48">wanted to make it a bit easier to read and understand. D in constructed from the sum of the entries in each row of W and made into a diagonal n x n matrix.</text:span></text:p>
      <text:p text:style-name="P7">L = D – W, now that we have D we need to make D^(0.5) (I wasted <text:s/>over an hour doing this wrong) The we can finally create L_Sym with 2 matmuls (matrix multiplications.</text:p>
      <text:p text:style-name="P5"/>
      <text:p text:style-name="P19"><text:span text:style-name="T3">U function(43-59):</text:span></text:p>
      <text:p text:style-name="P20"><text:span text:style-name="T11">def </text:span><text:span text:style-name="T41">construct_norm_U_k</text:span><text:span text:style-name="T19">(</text:span><text:span text:style-name="T45">Matrix</text:span><text:span text:style-name="T19">):</text:span><text:line-break/><text:span text:style-name="T19"> <text:s text:c="3"/></text:span><text:span text:style-name="T37">#Find eigenvalues / eigenvectors of the Laplacian (or Normalized Laplacian) matrix</text:span><text:line-break/><text:span text:style-name="T37"> <text:s text:c="3"/></text:span><text:span text:style-name="T19">eigenvalues</text:span><text:span text:style-name="T32">, </text:span><text:span text:style-name="T19">U = np.linalg.eigh(</text:span><text:span text:style-name="T45">Matrix</text:span><text:span text:style-name="T19">)</text:span><text:line-break/><text:span text:style-name="T19"> <text:s text:c="3"/></text:span><text:span text:style-name="T37">#print(f"The Eigenvalues are {eigenvalues}")</text:span><text:line-break/><text:span text:style-name="T37"> <text:s text:c="3"/>#print(f"The Eigenvectors are {U}")</text:span><text:line-break/><text:line-break/><text:span text:style-name="T37"> <text:s text:c="3"/>#Take only first k eigenectors</text:span><text:line-break/><text:line-break/><text:span text:style-name="T37"> <text:s text:c="3"/></text:span><text:span text:style-name="T19">U_k = U[:</text:span><text:span text:style-name="T32">, </text:span><text:span text:style-name="T19">:k]</text:span><text:line-break/><text:line-break/><text:span text:style-name="T19"> <text:s text:c="3"/></text:span><text:span text:style-name="T37">#Normalize U_k</text:span><text:line-break/><text:soft-page-break/><text:span text:style-name="T37"> <text:s text:c="3"/>#Compute the norm of each row</text:span><text:line-break/><text:span text:style-name="T37"> <text:s text:c="3"/></text:span><text:span text:style-name="T19">row_norms = np.linalg.norm(U_k</text:span><text:span text:style-name="T32">, </text:span><text:span text:style-name="T22">axis</text:span><text:span text:style-name="T19">=</text:span><text:span text:style-name="T25">1</text:span><text:span text:style-name="T32">, </text:span><text:span text:style-name="T22">keepdims</text:span><text:span text:style-name="T19">=</text:span><text:span text:style-name="T33">True</text:span><text:span text:style-name="T19">)</text:span><text:line-break/><text:span text:style-name="T19"> <text:s text:c="3"/>normalized_U = U_k / row_norms</text:span><text:line-break/><text:span text:style-name="T19"> <text:s text:c="3"/></text:span><text:span text:style-name="T33">return </text:span><text:span text:style-name="T19">normalized_U</text:span></text:p>
      <text:p text:style-name="P19"><text:span text:style-name="T3"/></text:p>
      <text:p text:style-name="P19"><text:span text:style-name="T3">I use np.linalg.eigh() to find the eigenvalues and eigenvectors in ascending order. With some commented print functions for debugging. Important note “eigh” is a faster method for finding eigenvec</text:span><text:span text:style-name="T12">tors/values pairs then “eig” but “eigh” only works on symmetric matrices. I then take </text:span><text:span text:style-name="T13">U_k = U[:, :k] to get the first k vectors and create normalized U from making the magnitude of the rows = 1.</text:span></text:p>
      <text:p text:style-name="P19"><text:span text:style-name="T13"/></text:p>
      <text:p text:style-name="P15"><text:span text:style-name="T6">print function</text:span><text:span text:style-name="T7">(Lines 64-68): </text:span></text:p>
      <text:p text:style-name="P15"><text:span text:style-name="T7"/></text:p>
      <text:p text:style-name="P2"><text:span text:style-name="T9">def </text:span><text:span text:style-name="T38">print_nodes</text:span><text:span text:style-name="T16">(</text:span><text:span text:style-name="T42">labels</text:span><text:span text:style-name="T16">):</text:span><text:line-break/><text:span text:style-name="T16"> <text:s text:c="3"/></text:span><text:span text:style-name="T27">for </text:span><text:span text:style-name="T16">cluster </text:span><text:span text:style-name="T27">in </text:span><text:span text:style-name="T46">range</text:span><text:span text:style-name="T16">(k):</text:span><text:line-break/><text:span text:style-name="T16"> <text:s text:c="7"/>nodes = np.where(</text:span><text:span text:style-name="T42">labels </text:span><text:span text:style-name="T16">== cluster)[</text:span><text:span text:style-name="T23">0</text:span><text:span text:style-name="T16">] + </text:span><text:span text:style-name="T23">1</text:span><text:line-break/><text:span text:style-name="T23"> <text:s text:c="7"/></text:span><text:span text:style-name="T46">print</text:span><text:span text:style-name="T16">(</text:span><text:span text:style-name="T34">f"Nodes in cluster </text:span><text:span text:style-name="T27">{</text:span><text:span text:style-name="T16">cluster + </text:span><text:span text:style-name="T23">1</text:span><text:span text:style-name="T27">}</text:span><text:span text:style-name="T34">: </text:span><text:span text:style-name="T27">{</text:span><text:span text:style-name="T16">nodes</text:span><text:span text:style-name="T27">} \n</text:span><text:span text:style-name="T34">"</text:span><text:span text:style-name="T16">)</text:span></text:p>
      <text:p text:style-name="P1"><text:span text:style-name="T1"/></text:p>
      <text:p text:style-name="P9"><text:span text:style-name="T1">This simply prints which data points go in which cluster, labels has been defined yet, and k has not been selected.</text:span></text:p>
      <text:p text:style-name="P1"><text:span text:style-name="T1"/></text:p>
      <text:p text:style-name="P1"><text:span text:style-name="T1"/></text:p>
      <text:p text:style-name="P21"><text:span text:style-name="T1">Spectral Clustering(Lines 72-88):</text:span></text:p>
      <text:p text:style-name="P22"><text:span text:style-name="T14">#Spectral Clustering</text:span><text:line-break/><text:span text:style-name="T27">def </text:span><text:span text:style-name="T38">spectral</text:span><text:span text:style-name="T16">():</text:span><text:line-break/><text:span text:style-name="T16"> <text:s text:c="3"/></text:span><text:span text:style-name="T35">#Perform K-means clustering on the top k eigenvectors</text:span><text:line-break/><text:span text:style-name="T35"> <text:s text:c="3"/></text:span><text:span text:style-name="T16">spectral_kmeans = KMeans(</text:span><text:span text:style-name="T20">n_clusters</text:span><text:span text:style-name="T16">=k)</text:span><text:line-break/><text:span text:style-name="T16"> <text:s text:c="3"/>spectral_kmeans.fit(normalized_U)</text:span><text:line-break/><text:line-break/><text:span text:style-name="T16"> <text:s text:c="3"/></text:span><text:span text:style-name="T35">#Get the labels</text:span><text:line-break/><text:span text:style-name="T35"> <text:s text:c="3"/></text:span><text:span text:style-name="T16">spectral_labels = spectral_kmeans.labels_</text:span><text:line-break/><text:line-break/><text:span text:style-name="T16"> <text:s text:c="3"/></text:span><text:span text:style-name="T35">#Print the Spectral Clusters</text:span><text:line-break/><text:span text:style-name="T35"> <text:s text:c="3"/></text:span><text:span text:style-name="T46">print</text:span><text:span text:style-name="T16">(</text:span><text:span text:style-name="T34">"Clusters according to Spectral Clustering </text:span><text:span text:style-name="T27">\n</text:span><text:span text:style-name="T34">"</text:span><text:span text:style-name="T16">)</text:span><text:line-break/><text:line-break/><text:span text:style-name="T16"> <text:s text:c="3"/></text:span><text:span text:style-name="T35">#Print which nodes belong to Spectral Clusters</text:span><text:line-break/><text:span text:style-name="T35"> <text:s text:c="3"/></text:span><text:span text:style-name="T16">print_nodes(spectral_labels)</text:span><text:line-break/><text:span text:style-name="T16"> <text:s text:c="3"/></text:span><text:span text:style-name="T27">return </text:span><text:span text:style-name="T16">spectral_labels</text:span><text:line-break/><text:line-break/><text:span text:style-name="T16">spectral_labels = spectral()</text:span></text:p>
      <text:p text:style-name="P21"><text:span text:style-name="T1"/></text:p>
      <text:p text:style-name="P1"><text:span text:style-name="T1"/></text:p>
      <text:p text:style-name="P21"><text:span text:style-name="T1">I used K-means from the sklearn library instead of writing it myself since this project is mostly about the implementation of spectral clustering with k-means being only one step.</text:span></text:p>
      <text:p text:style-name="P21"><text:span text:style-name="T1">This is where we define one of the labels and use the previous print function.</text:span></text:p>
      <text:p text:style-name="P1"><text:span text:style-name="T1"/></text:p>
      <text:p text:style-name="P21"><text:span text:style-name="T1">K-Means Clustering(Lines 92-108):</text:span></text:p>
      <text:p text:style-name="P22"><text:span text:style-name="T9">def </text:span><text:span text:style-name="T38">kmeans</text:span><text:span text:style-name="T16">():</text:span><text:line-break/><text:span text:style-name="T16"> <text:s text:c="3"/>kmeans = KMeans(</text:span><text:span text:style-name="T20">n_clusters</text:span><text:span text:style-name="T16">=k)</text:span><text:line-break/><text:span text:style-name="T16"> <text:s text:c="3"/>kmeans.fit(data)</text:span><text:line-break/><text:line-break/><text:span text:style-name="T16"> <text:s text:c="3"/></text:span><text:span text:style-name="T35">#Get the cluster centers and labels</text:span><text:line-break/><text:span text:style-name="T35"> <text:s text:c="3"/></text:span><text:span text:style-name="T16">kmeans_centroids = kmeans.cluster_centers_</text:span><text:line-break/><text:span text:style-name="T16"> <text:s text:c="3"/>kmeans_labels = kmeans.labels_</text:span><text:line-break/><text:line-break/><text:span text:style-name="T16"> <text:s text:c="3"/></text:span><text:span text:style-name="T35">#Print the K-means Clusters and Centers</text:span><text:line-break/><text:soft-page-break/><text:span text:style-name="T35"> <text:s text:c="3"/></text:span><text:span text:style-name="T46">print</text:span><text:span text:style-name="T16">(</text:span><text:span text:style-name="T34">"Clusters according to K-Means Clustering </text:span><text:span text:style-name="T27">\n</text:span><text:span text:style-name="T34">"</text:span><text:span text:style-name="T16">)</text:span><text:line-break/><text:span text:style-name="T16"> <text:s text:c="3"/></text:span><text:span text:style-name="T46">print</text:span><text:span text:style-name="T16">(</text:span><text:span text:style-name="T34">f"Cluster centers: </text:span><text:span text:style-name="T27">\n {</text:span><text:span text:style-name="T16">kmeans_centroids</text:span><text:span text:style-name="T27">} \n</text:span><text:span text:style-name="T34">"</text:span><text:span text:style-name="T16">)</text:span><text:line-break/><text:line-break/><text:span text:style-name="T16"> <text:s text:c="3"/></text:span><text:span text:style-name="T35">#Print which nodes belong to K-Means Clusters</text:span><text:line-break/><text:span text:style-name="T35"> <text:s text:c="3"/></text:span><text:span text:style-name="T16">print_nodes(kmeans_labels)</text:span><text:line-break/><text:span text:style-name="T16"> <text:s text:c="3"/></text:span><text:span text:style-name="T27">return </text:span><text:span text:style-name="T16">kmeans_labels</text:span><text:line-break/><text:line-break/><text:span text:style-name="T16">kmeans_labels = kmeans()</text:span></text:p>
      <text:p text:style-name="P21"><text:span text:style-name="T1"/></text:p>
      <text:p text:style-name="P21"><text:span text:style-name="T1"/></text:p>
      <text:p text:style-name="P21"><text:span text:style-name="T1">This is not a step for spectral clustering that is already finished but I wanted to perform regular K-means in order to show the difference between results. So I won’t talk about it much, I just read the documentation from sklearn to implement it.</text:span></text:p>
      <text:p text:style-name="P3"><text:span text:style-name="T1"/></text:p>
      <text:p text:style-name="P3"><text:span text:style-name="T2">Visualization(</text:span><text:span text:style-name="T1">Lines 112-128</text:span><text:span text:style-name="T2">):</text:span></text:p>
      <text:p text:style-name="P4"><text:span text:style-name="T15">#Visualizing Data</text:span><text:line-break/><text:span text:style-name="T35"># Plotting the results</text:span><text:line-break/><text:span text:style-name="T16">fig</text:span><text:span text:style-name="T26">, </text:span><text:span text:style-name="T16">axs = plt.subplots(</text:span><text:span text:style-name="T23">1</text:span><text:span text:style-name="T26">, </text:span><text:span text:style-name="T23">2</text:span><text:span text:style-name="T26">, </text:span><text:span text:style-name="T20">figsize</text:span><text:span text:style-name="T16">=(</text:span><text:span text:style-name="T23">12</text:span><text:span text:style-name="T26">, </text:span><text:span text:style-name="T23">6</text:span><text:span text:style-name="T16">))</text:span><text:line-break/><text:line-break/><text:span text:style-name="T35">#Spectral Clustering plot</text:span><text:line-break/><text:span text:style-name="T16">axs[</text:span><text:span text:style-name="T23">0</text:span><text:span text:style-name="T16">].scatter(</text:span><text:span text:style-name="T42">data</text:span><text:span text:style-name="T16">[:</text:span><text:span text:style-name="T26">, </text:span><text:span text:style-name="T23">0</text:span><text:span text:style-name="T16">]</text:span><text:span text:style-name="T26">, </text:span><text:span text:style-name="T42">data</text:span><text:span text:style-name="T16">[:</text:span><text:span text:style-name="T26">, </text:span><text:span text:style-name="T23">1</text:span><text:span text:style-name="T16">]</text:span><text:span text:style-name="T26">, </text:span><text:span text:style-name="T20">c</text:span><text:span text:style-name="T16">=spectral_labels)</text:span><text:line-break/><text:span text:style-name="T16">axs[</text:span><text:span text:style-name="T23">0</text:span><text:span text:style-name="T16">].set_title(</text:span><text:span text:style-name="T34">'Spectral Clustering'</text:span><text:span text:style-name="T16">)</text:span><text:line-break/><text:span text:style-name="T16">axs[</text:span><text:span text:style-name="T23">0</text:span><text:span text:style-name="T16">].set_xlabel(</text:span><text:span text:style-name="T34">'X'</text:span><text:span text:style-name="T16">)</text:span><text:line-break/><text:span text:style-name="T16">axs[</text:span><text:span text:style-name="T23">0</text:span><text:span text:style-name="T16">].set_ylabel(</text:span><text:span text:style-name="T34">'Y'</text:span><text:span text:style-name="T16">)</text:span><text:line-break/><text:line-break/><text:span text:style-name="T35">#K-means Clustering plot</text:span><text:line-break/><text:span text:style-name="T16">axs[</text:span><text:span text:style-name="T23">1</text:span><text:span text:style-name="T16">].scatter(</text:span><text:span text:style-name="T42">data</text:span><text:span text:style-name="T16">[:</text:span><text:span text:style-name="T26">, </text:span><text:span text:style-name="T23">0</text:span><text:span text:style-name="T16">]</text:span><text:span text:style-name="T26">, </text:span><text:span text:style-name="T42">data</text:span><text:span text:style-name="T16">[:</text:span><text:span text:style-name="T26">, </text:span><text:span text:style-name="T23">1</text:span><text:span text:style-name="T16">]</text:span><text:span text:style-name="T26">, </text:span><text:span text:style-name="T20">c</text:span><text:span text:style-name="T16">=kmeans_labels)</text:span><text:line-break/><text:span text:style-name="T16">axs[</text:span><text:span text:style-name="T23">1</text:span><text:span text:style-name="T16">].set_title(</text:span><text:span text:style-name="T34">'K-means Clustering'</text:span><text:span text:style-name="T16">)</text:span><text:line-break/><text:span text:style-name="T16">axs[</text:span><text:span text:style-name="T23">1</text:span><text:span text:style-name="T16">].set_xlabel(</text:span><text:span text:style-name="T34">'X'</text:span><text:span text:style-name="T16">)</text:span><text:line-break/><text:span text:style-name="T16">axs[</text:span><text:span text:style-name="T23">1</text:span><text:span text:style-name="T16">].set_ylabel(</text:span><text:span text:style-name="T34">'Y'</text:span><text:span text:style-name="T16">)</text:span><text:line-break/><text:line-break/><text:span text:style-name="T16">plt.show()</text:span></text:p>
      <text:p text:style-name="P3"><text:span text:style-name="T2"/></text:p>
      <text:p text:style-name="P3"><text:span text:style-name="T2">U</text:span><text:span text:style-name="T1">ses matplotlib to generate a window that displays the results of both spectral clustering and k-means clustering next to each other to view visually.</text:span></text:p>
      <text:p text:style-name="P3"><text:span text:style-name="T1"/></text:p>
      <text:p text:style-name="P3"><text:span text:style-name="T1"/></text:p>
      <text:p text:style-name="P21"><text:span text:style-name="T1">Finally we call our main function with our data and the number of clusters we would like </text:span></text:p>
      <text:p text:style-name="P21"><text:span text:style-name="T1">and our output is the nodes numbers in which cluster in our terminal and a window with the visual data side by side.</text:span></text:p>
      <text:p text:style-name="P22"><text:span text:style-name="T8">main(data</text:span><text:span text:style-name="T26">, </text:span><text:span text:style-name="T23">2</text:span><text:span text:style-name="T16">)</text:span></text:p>
      <text:p text:style-name="P21"><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JetBrains Mono1" svg:font-family="'JetBrains Mono'"/>
    <style:font-face style:name="Lato Extended" svg:font-family="'Lato Extended', Lato, 'Helvetica Neue', Helvetica, Arial, sans-serif"/>
    <style:font-face style:name="Lato Extended1" svg:font-family="'Lato Extended', Lato, 'Helvetica Neue', Helvetica, 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6T20:10:17.745000000</meta:creation-date>
    <dc:date>2024-07-18T16:55:38.280000000</dc:date>
    <meta:editing-duration>PT10M20S</meta:editing-duration>
    <meta:editing-cycles>2</meta:editing-cycles>
    <meta:generator>LibreOffice/7.2.1.2$Windows_X86_64 LibreOffice_project/87b77fad49947c1441b67c559c339af8f3517e22</meta:generator>
    <meta:document-statistic meta:table-count="0" meta:image-count="0" meta:object-count="0" meta:page-count="4" meta:paragraph-count="44" meta:word-count="974" meta:character-count="7040" meta:non-whitespace-character-count="5794"/>
  </office:meta>
</office:document-meta>
</file>